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aaef622030" style:family="table" style:master-page-name="ta-mp-0x7faaef622030">
      <style:table-properties table:display="true" style:writing-mode="lr-tb"/>
    </style:style>
    <style:style style:name="ta-0x7faaef622220" style:family="table" style:master-page-name="ta-mp-0x7faaef622220">
      <style:table-properties table:display="true" style:writing-mode="lr-tb"/>
    </style:style>
    <style:style style:name="ta-0x7faaef622410" style:family="table" style:master-page-name="ta-mp-0x7faaef622410">
      <style:table-properties table:display="true" style:writing-mode="lr-tb"/>
    </style:style>
    <style:style style:name="ta-0x7faaef622600" style:family="table" style:master-page-name="ta-mp-0x7faaef622600">
      <style:table-properties table:display="true" style:writing-mode="lr-tb"/>
    </style:style>
    <style:style style:name="ta-0x7faaef6227f0" style:family="table" style:master-page-name="ta-mp-0x7faaef6227f0">
      <style:table-properties table:display="true" style:writing-mode="lr-tb"/>
    </style:style>
    <style:style style:name="ta-0x7faaef6229e0" style:family="table" style:master-page-name="ta-mp-0x7faaef622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aaef630a98" style:family="table-cell" style:data-style-name="General">
      <style:table-cell-properties fo:background-color="transparent" fo:border-top="0.106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aef630bc0" style:family="table-cell" style:data-style-name="General">
      <style:table-cell-properties fo:background-color="transparent" fo:border-top="0.000cm none #c7c7c7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aaef600c08" style:family="table-cell" style:data-style-name="General">
      <style:table-cell-properties fo:background-color="transparent" fo:border-top="0.000cm none #c7c7c7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2ce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0e58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2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2cf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0f80" style:family="table-cell" style:data-style-name="ND.0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42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0d3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0a8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1d0" style:family="table-cell" style:data-style-name="ND.0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67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b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2d0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798" style:family="table-cell" style:data-style-name="ND.0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c3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5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8c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9e8" style:family="table-cell" style:data-style-name="ND.0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e88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2d1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fb0" style:family="table-cell" style:data-style-name="ND.0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45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1d6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0d8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200" style:family="table-cell" style:data-style-name="ND.0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6a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b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2d3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7c8" style:family="table-cell" style:data-style-name="ND.0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c6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57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8f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a18" style:family="table-cell" style:data-style-name="ND.0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eb8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33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2d4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fe0" style:family="table-cell" style:data-style-name="ND.0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348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2d9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3108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aaef603230" style:family="table-cell" style:data-style-name="ND.0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15.25pt" style:use-optimal-column-width="true"/>
    </style:style>
    <style:style style:name="ACOL-2" style:family="table-column"/>
    <style:style style:name="ACOL-3" style:family="table-column">
      <style:table-column-properties style:column-width="171.75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204.7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273.75pt" style:use-optimal-column-width="true"/>
    </style:style>
    <style:style style:name="ACOL-8" style:family="table-column">
      <style:table-column-properties style:column-width="376.50pt" style:use-optimal-column-width="true"/>
    </style:style>
    <style:style style:name="ACOL-9" style:family="table-column">
      <style:table-column-properties style:column-width="946.50pt" style:use-optimal-column-width="true"/>
    </style:style>
    <style:style style:name="ACOL-10" style:family="table-column">
      <style:table-column-properties style:column-width="60.00pt" style:use-optimal-column-width="true"/>
    </style:style>
    <style:style style:name="ACOL-11" style:family="table-column">
      <style:table-column-properties style:column-width="121.50pt" style:use-optimal-column-width="true"/>
    </style:style>
    <style:style style:name="ACOL-12" style:family="table-column">
      <style:table-column-properties style:column-width="237.75pt" style:use-optimal-column-width="true"/>
    </style:style>
    <style:style style:name="ACOL-13" style:family="table-column">
      <style:table-column-properties style:column-width="70.50pt" style:use-optimal-column-width="true"/>
    </style:style>
    <style:style style:name="ACOL-14" style:family="table-column">
      <style:table-column-properties style:column-width="202.50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aaef62203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aaef630a9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aaef630bc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aaef630bc0" office:value-type="string">
            <text:p>logi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aaef630bc0" office:value-type="string">
            <text:p>addNewOutletBrandSelection</text:p>
          </table:table-cell>
          <table:table-cell table:number-columns-repeated="127" table:style-name="Gnumeric-default"/>
        </table:table-row>
        <table:table-row table:style-name="AROW-2">
          <table:table-cell table:style-name="ACE-0x7faaef600c08"/>
          <table:table-cell table:number-columns-repeated="127" table:style-name="Gnumeric-default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8">
          <gnm:selection gnm:start-col="0" gnm:start-row="8" gnm:end-col="0" gnm:end-row="8"/>
        </gnm:selections>
      </table:table>
      <table:table table:name="AQA2_TestData" table:style-name="ta-0x7faaef622220" table:print="false">
        <office:forms form:automatic-focus="false" form:apply-design-mode="false">
          <form:form/>
        </office:forms>
        <table:table-column table:default-cell-style-name="ACE-0x7faaef62cfa0" table:style-name="ACOL-3"/>
        <table:table-column table:default-cell-style-name="ACE-0x7faaef600d30" table:style-name="ACOL-4"/>
        <table:table-column table:default-cell-style-name="ACE-0x7faaef62cfa0" table:style-name="ACOL-5"/>
        <table:table-column table:default-cell-style-name="ACE-0x7faaef600d30" table:style-name="ACOL-6"/>
        <table:table-column table:default-cell-style-name="ACE-0x7faaef62cfa0" table:style-name="ACOL-7"/>
        <table:table-column table:default-cell-style-name="ACE-0x7faaef62cfa0" table:style-name="ACOL-8"/>
        <table:table-column table:default-cell-style-name="ACE-0x7faaef62cfa0" table:style-name="ACOL-9"/>
        <table:table-column table:default-cell-style-name="ACE-0x7faaef62cfa0" table:style-name="ACOL-10"/>
        <table:table-column table:default-cell-style-name="ACE-0x7faaef62cfa0" table:style-name="ACOL-11"/>
        <table:table-column table:default-cell-style-name="ACE-0x7faaef600d30" table:style-name="ACOL-12"/>
        <table:table-column table:default-cell-style-name="ACE-0x7faaef62cfa0" table:style-name="ACOL-1"/>
        <table:table-column table:default-cell-style-name="ACE-0x7faaef600d30" table:style-name="ACOL-13"/>
        <table:table-column table:default-cell-style-name="ACE-0x7faaef62cfa0" table:style-name="ACOL-0" table:number-columns-repeated="116"/>
        <table:table-row table:style-name="AROW-2">
          <table:table-cell table:style-name="ACE-0x7faaef600e58" office:value-type="string">
            <text:p>User Name</text:p>
          </table:table-cell>
          <table:table-cell table:style-name="ACE-0x7faaef600f80" office:value-type="string">
            <text:p>Password</text:p>
          </table:table-cell>
          <table:table-cell table:style-name="ACE-0x7faaef6010a8" office:value-type="string">
            <text:p>MandatoryAlert</text:p>
          </table:table-cell>
          <table:table-cell table:style-name="ACE-0x7faaef6011d0" office:value-type="string">
            <text:p>Product-ID</text:p>
          </table:table-cell>
          <table:table-cell table:style-name="ACE-0x7faaef600e58" office:value-type="string">
            <text:p>Flow</text:p>
          </table:table-cell>
          <table:table-cell table:style-name="ACE-0x7faaef600e58" office:value-type="string">
            <text:p>BrandTextFieldName</text:p>
          </table:table-cell>
          <table:table-cell table:style-name="ACE-0x7faaef600e58" office:value-type="string">
            <text:p>AlertField</text:p>
          </table:table-cell>
          <table:table-cell table:style-name="ACE-0x7faaef6010a8" office:value-type="string">
            <text:p>BrandName</text:p>
          </table:table-cell>
          <table:table-cell table:style-name="ACE-0x7faaef6010a8" office:value-type="string">
            <text:p>ErrorMessage</text:p>
          </table:table-cell>
          <table:table-cell table:style-name="ACE-0x7faaef600f80" office:value-type="string">
            <text:p>ImagePath</text:p>
          </table:table-cell>
          <table:table-cell table:style-name="ACE-0x7faaef600e58" office:value-type="string">
            <text:p>Desc</text:p>
          </table:table-cell>
          <table:table-cell table:style-name="ACE-0x7faaef6011d0" office:value-type="string">
            <text:p>BrandPriority</text:p>
          </table:table-cell>
          <table:table-cell table:style-name="ACE-0x7faaef6010a8"/>
          <table:table-cell table:number-columns-repeated="115" table:style-name="ACE-0x7faaef62cfa0"/>
        </table:table-row>
        <table:table-row table:style-name="AROW-2">
          <table:table-cell table:style-name="ACE-0x7faaef6012f8" office:value-type="string">
            <text:p>testshopclue@sc.com</text:p>
          </table:table-cell>
          <table:table-cell table:style-name="ACE-0x7faaef601420" office:value-type="string">
            <text:p>123456</text:p>
          </table:table-cell>
          <table:table-cell table:style-name="ACE-0x7faaef62cfa0" office:value-type="string">
            <text:p>The _enter_product_id field is mandatory.</text:p>
          </table:table-cell>
          <table:table-cell table:style-name="ACE-0x7faaef600d30" office:value-type="float" office:value="78376366">
            <text:p>78376366</text:p>
          </table:table-cell>
          <table:table-cell table:style-name="ACE-0x7faaef62cfa0" office:value-type="string">
            <text:p>Catalog|ShopClues Factory Outlet|Manage Outlet Brand</text:p>
          </table:table-cell>
          <table:table-cell table:style-name="ACE-0x7faaef62cfa0" office:value-type="string">
            <text:p>Brand Name|Upload Brand Logo|Brand Logo|Small Description|Brand Priority</text:p>
          </table:table-cell>
          <table:table-cell table:style-name="ACE-0x7faaef62cfa0" office:value-type="string">
            <text:p>The Brand Name field is mandatory.|The Upload Brand Logo field is mandatory.|The Brand Logo field is mandatory.|The Small Description field is mandatory.|The Brand Priority field is mandatory.</text:p>
          </table:table-cell>
          <table:table-cell table:style-name="ACE-0x7faaef62cfa0" office:value-type="string">
            <text:p>testedg</text:p>
          </table:table-cell>
          <table:table-cell table:style-name="ACE-0x7faaef62cfa0" office:value-type="string">
            <text:p>Already Exists|Available</text:p>
          </table:table-cell>
          <table:table-cell table:style-name="ACE-0x7faaef600d30" office:value-type="string">
            <text:p>/home/shopclues/Desktop/images.jpeg</text:p>
          </table:table-cell>
          <table:table-cell table:style-name="ACE-0x7faaef62cfa0" office:value-type="string">
            <text:p>This is the very good and effective product </text:p>
          </table:table-cell>
          <table:table-cell table:style-name="ACE-0x7faaef600d30" office:value-type="string">
            <text:p>20095</text:p>
          </table:table-cell>
          <table:table-cell table:number-columns-repeated="116" table:style-name="ACE-0x7faaef62cfa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1" gnm:cursor-row="7">
          <gnm:selection gnm:start-col="1" gnm:start-row="7" gnm:end-col="1" gnm:end-row="7"/>
        </gnm:selections>
      </table:table>
      <table:table table:name="AQA1_TestData" table:style-name="ta-0x7faaef622410" table:print="false">
        <office:forms form:automatic-focus="false" form:apply-design-mode="false">
          <form:form/>
        </office:forms>
        <table:table-column table:default-cell-style-name="ACE-0x7faaef62d0c8" table:style-name="ACOL-3"/>
        <table:table-column table:default-cell-style-name="ACE-0x7faaef601548" table:style-name="ACOL-4"/>
        <table:table-column table:default-cell-style-name="ACE-0x7faaef62d0c8" table:style-name="ACOL-5"/>
        <table:table-column table:default-cell-style-name="ACE-0x7faaef601548" table:style-name="ACOL-6"/>
        <table:table-column table:default-cell-style-name="ACE-0x7faaef62d0c8" table:style-name="ACOL-7"/>
        <table:table-column table:default-cell-style-name="ACE-0x7faaef62d0c8" table:style-name="ACOL-8"/>
        <table:table-column table:default-cell-style-name="ACE-0x7faaef62d0c8" table:style-name="ACOL-9"/>
        <table:table-column table:default-cell-style-name="ACE-0x7faaef62d0c8" table:style-name="ACOL-10"/>
        <table:table-column table:default-cell-style-name="ACE-0x7faaef62d0c8" table:style-name="ACOL-11"/>
        <table:table-column table:default-cell-style-name="ACE-0x7faaef601548" table:style-name="ACOL-12"/>
        <table:table-column table:default-cell-style-name="ACE-0x7faaef62d0c8" table:style-name="ACOL-1"/>
        <table:table-column table:default-cell-style-name="ACE-0x7faaef601548" table:style-name="ACOL-13"/>
        <table:table-column table:default-cell-style-name="ACE-0x7faaef62d0c8" table:style-name="ACOL-0" table:number-columns-repeated="116"/>
        <table:table-row table:style-name="AROW-2">
          <table:table-cell table:style-name="ACE-0x7faaef601670" office:value-type="string">
            <text:p>User Name</text:p>
          </table:table-cell>
          <table:table-cell table:style-name="ACE-0x7faaef601798" office:value-type="string">
            <text:p>Password</text:p>
          </table:table-cell>
          <table:table-cell table:style-name="ACE-0x7faaef6018c0" office:value-type="string">
            <text:p>MandatoryAlert</text:p>
          </table:table-cell>
          <table:table-cell table:style-name="ACE-0x7faaef6019e8" office:value-type="string">
            <text:p>Product-ID</text:p>
          </table:table-cell>
          <table:table-cell table:style-name="ACE-0x7faaef601670" office:value-type="string">
            <text:p>Flow</text:p>
          </table:table-cell>
          <table:table-cell table:style-name="ACE-0x7faaef601670" office:value-type="string">
            <text:p>BrandTextFieldName</text:p>
          </table:table-cell>
          <table:table-cell table:style-name="ACE-0x7faaef601670" office:value-type="string">
            <text:p>AlertField</text:p>
          </table:table-cell>
          <table:table-cell table:style-name="ACE-0x7faaef6018c0" office:value-type="string">
            <text:p>BrandName</text:p>
          </table:table-cell>
          <table:table-cell table:style-name="ACE-0x7faaef6018c0" office:value-type="string">
            <text:p>ErrorMessage</text:p>
          </table:table-cell>
          <table:table-cell table:style-name="ACE-0x7faaef601798" office:value-type="string">
            <text:p>ImagePath</text:p>
          </table:table-cell>
          <table:table-cell table:style-name="ACE-0x7faaef601670" office:value-type="string">
            <text:p>Desc</text:p>
          </table:table-cell>
          <table:table-cell table:style-name="ACE-0x7faaef6019e8" office:value-type="string">
            <text:p>BrandPriority</text:p>
          </table:table-cell>
          <table:table-cell table:style-name="ACE-0x7faaef6018c0"/>
          <table:table-cell table:number-columns-repeated="115" table:style-name="ACE-0x7faaef62d0c8"/>
        </table:table-row>
        <table:table-row table:style-name="AROW-2">
          <table:table-cell table:style-name="ACE-0x7faaef601b10" office:value-type="string">
            <text:p>testshopclue@sc.com</text:p>
          </table:table-cell>
          <table:table-cell table:style-name="ACE-0x7faaef601c38" office:value-type="string">
            <text:p>123456</text:p>
          </table:table-cell>
          <table:table-cell table:style-name="ACE-0x7faaef62d0c8" office:value-type="string">
            <text:p>The _enter_product_id field is mandatory.</text:p>
          </table:table-cell>
          <table:table-cell table:style-name="ACE-0x7faaef601548" office:value-type="float" office:value="78376366">
            <text:p>78376366</text:p>
          </table:table-cell>
          <table:table-cell table:style-name="ACE-0x7faaef62d0c8" office:value-type="string">
            <text:p>Catalog|ShopClues Factory Outlet|Manage Outlet Brand</text:p>
          </table:table-cell>
          <table:table-cell table:style-name="ACE-0x7faaef62d0c8" office:value-type="string">
            <text:p>Brand Name|Upload Brand Logo|Brand Logo|Small Description|Brand Priority</text:p>
          </table:table-cell>
          <table:table-cell table:style-name="ACE-0x7faaef62d0c8" office:value-type="string">
            <text:p>The Brand Name field is mandatory.|The Upload Brand Logo field is mandatory.|The Brand Logo field is mandatory.|The Small Description field is mandatory.|The Brand Priority field is mandatory.</text:p>
          </table:table-cell>
          <table:table-cell table:style-name="ACE-0x7faaef62d0c8" office:value-type="string">
            <text:p>testedg</text:p>
          </table:table-cell>
          <table:table-cell table:style-name="ACE-0x7faaef62d0c8" office:value-type="string">
            <text:p>Already Exists|Available</text:p>
          </table:table-cell>
          <table:table-cell table:style-name="ACE-0x7faaef601548" office:value-type="string">
            <text:p>/home/shopclues/Desktop/images.jpeg</text:p>
          </table:table-cell>
          <table:table-cell table:style-name="ACE-0x7faaef62d0c8" office:value-type="string">
            <text:p>This is the very good and effective product </text:p>
          </table:table-cell>
          <table:table-cell table:style-name="ACE-0x7faaef601548" office:value-type="string">
            <text:p>20095</text:p>
          </table:table-cell>
          <table:table-cell table:number-columns-repeated="116" table:style-name="ACE-0x7faaef62d0c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AQA3_TestData" table:style-name="ta-0x7faaef622600" table:print="false">
        <office:forms form:automatic-focus="false" form:apply-design-mode="false">
          <form:form/>
        </office:forms>
        <table:table-column table:default-cell-style-name="ACE-0x7faaef62d1f0" table:style-name="ACOL-3"/>
        <table:table-column table:default-cell-style-name="ACE-0x7faaef601d60" table:style-name="ACOL-4"/>
        <table:table-column table:default-cell-style-name="ACE-0x7faaef62d1f0" table:style-name="ACOL-5"/>
        <table:table-column table:default-cell-style-name="ACE-0x7faaef601d60" table:style-name="ACOL-6"/>
        <table:table-column table:default-cell-style-name="ACE-0x7faaef62d1f0" table:style-name="ACOL-7"/>
        <table:table-column table:default-cell-style-name="ACE-0x7faaef62d1f0" table:style-name="ACOL-8"/>
        <table:table-column table:default-cell-style-name="ACE-0x7faaef62d1f0" table:style-name="ACOL-9"/>
        <table:table-column table:default-cell-style-name="ACE-0x7faaef62d1f0" table:style-name="ACOL-10"/>
        <table:table-column table:default-cell-style-name="ACE-0x7faaef62d1f0" table:style-name="ACOL-11"/>
        <table:table-column table:default-cell-style-name="ACE-0x7faaef601d60" table:style-name="ACOL-12"/>
        <table:table-column table:default-cell-style-name="ACE-0x7faaef62d1f0" table:style-name="ACOL-1"/>
        <table:table-column table:default-cell-style-name="ACE-0x7faaef601d60" table:style-name="ACOL-13"/>
        <table:table-column table:default-cell-style-name="ACE-0x7faaef62d1f0" table:style-name="ACOL-0" table:number-columns-repeated="116"/>
        <table:table-row table:style-name="AROW-2">
          <table:table-cell table:style-name="ACE-0x7faaef601e88" office:value-type="string">
            <text:p>User Name</text:p>
          </table:table-cell>
          <table:table-cell table:style-name="ACE-0x7faaef601fb0" office:value-type="string">
            <text:p>Password</text:p>
          </table:table-cell>
          <table:table-cell table:style-name="ACE-0x7faaef6020d8" office:value-type="string">
            <text:p>MandatoryAlert</text:p>
          </table:table-cell>
          <table:table-cell table:style-name="ACE-0x7faaef602200" office:value-type="string">
            <text:p>Product-ID</text:p>
          </table:table-cell>
          <table:table-cell table:style-name="ACE-0x7faaef601e88" office:value-type="string">
            <text:p>Flow</text:p>
          </table:table-cell>
          <table:table-cell table:style-name="ACE-0x7faaef601e88" office:value-type="string">
            <text:p>BrandTextFieldName</text:p>
          </table:table-cell>
          <table:table-cell table:style-name="ACE-0x7faaef601e88" office:value-type="string">
            <text:p>AlertField</text:p>
          </table:table-cell>
          <table:table-cell table:style-name="ACE-0x7faaef6020d8" office:value-type="string">
            <text:p>BrandName</text:p>
          </table:table-cell>
          <table:table-cell table:style-name="ACE-0x7faaef6020d8" office:value-type="string">
            <text:p>ErrorMessage</text:p>
          </table:table-cell>
          <table:table-cell table:style-name="ACE-0x7faaef601fb0" office:value-type="string">
            <text:p>ImagePath</text:p>
          </table:table-cell>
          <table:table-cell table:style-name="ACE-0x7faaef601e88" office:value-type="string">
            <text:p>Desc</text:p>
          </table:table-cell>
          <table:table-cell table:style-name="ACE-0x7faaef602200" office:value-type="string">
            <text:p>BrandPriority</text:p>
          </table:table-cell>
          <table:table-cell table:style-name="ACE-0x7faaef6020d8"/>
          <table:table-cell table:number-columns-repeated="115" table:style-name="ACE-0x7faaef62d1f0"/>
        </table:table-row>
        <table:table-row table:style-name="AROW-2">
          <table:table-cell table:style-name="ACE-0x7faaef602328" office:value-type="string">
            <text:p>testshopclue@sc.com</text:p>
          </table:table-cell>
          <table:table-cell table:style-name="ACE-0x7faaef602450" office:value-type="string">
            <text:p>123456</text:p>
          </table:table-cell>
          <table:table-cell table:style-name="ACE-0x7faaef62d1f0" office:value-type="string">
            <text:p>The _enter_product_id field is mandatory.</text:p>
          </table:table-cell>
          <table:table-cell table:style-name="ACE-0x7faaef601d60" office:value-type="float" office:value="78376366">
            <text:p>78376366</text:p>
          </table:table-cell>
          <table:table-cell table:style-name="ACE-0x7faaef62d1f0" office:value-type="string">
            <text:p>Catalog|ShopClues Factory Outlet|Manage Outlet Brand</text:p>
          </table:table-cell>
          <table:table-cell table:style-name="ACE-0x7faaef62d1f0" office:value-type="string">
            <text:p>Brand Name|Upload Brand Logo|Brand Logo|Small Description|Brand Priority</text:p>
          </table:table-cell>
          <table:table-cell table:style-name="ACE-0x7faaef62d1f0" office:value-type="string">
            <text:p>The Brand Name field is mandatory.|The Upload Brand Logo field is mandatory.|The Brand Logo field is mandatory.|The Small Description field is mandatory.|The Brand Priority field is mandatory.</text:p>
          </table:table-cell>
          <table:table-cell table:style-name="ACE-0x7faaef62d1f0" office:value-type="string">
            <text:p>testedg</text:p>
          </table:table-cell>
          <table:table-cell table:style-name="ACE-0x7faaef62d1f0" office:value-type="string">
            <text:p>Already Exists|Available</text:p>
          </table:table-cell>
          <table:table-cell table:style-name="ACE-0x7faaef601d60" office:value-type="string">
            <text:p>/home/shopclues/Desktop/images.jpeg</text:p>
          </table:table-cell>
          <table:table-cell table:style-name="ACE-0x7faaef62d1f0" office:value-type="string">
            <text:p>This is the very good and effective product </text:p>
          </table:table-cell>
          <table:table-cell table:style-name="ACE-0x7faaef601d60" office:value-type="string">
            <text:p>20095</text:p>
          </table:table-cell>
          <table:table-cell table:number-columns-repeated="116" table:style-name="ACE-0x7faaef62d1f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1" gnm:cursor-row="7">
          <gnm:selection gnm:start-col="1" gnm:start-row="7" gnm:end-col="1" gnm:end-row="7"/>
        </gnm:selections>
      </table:table>
      <table:table table:name="AQA4_TestData" table:style-name="ta-0x7faaef6227f0" table:print="false">
        <office:forms form:automatic-focus="false" form:apply-design-mode="false">
          <form:form/>
        </office:forms>
        <table:table-column table:default-cell-style-name="ACE-0x7faaef62d318" table:style-name="ACOL-3"/>
        <table:table-column table:default-cell-style-name="ACE-0x7faaef602578" table:style-name="ACOL-4"/>
        <table:table-column table:default-cell-style-name="ACE-0x7faaef62d318" table:style-name="ACOL-5"/>
        <table:table-column table:default-cell-style-name="ACE-0x7faaef602578" table:style-name="ACOL-6"/>
        <table:table-column table:default-cell-style-name="ACE-0x7faaef62d318" table:style-name="ACOL-7"/>
        <table:table-column table:default-cell-style-name="ACE-0x7faaef62d318" table:style-name="ACOL-8"/>
        <table:table-column table:default-cell-style-name="ACE-0x7faaef62d318" table:style-name="ACOL-9"/>
        <table:table-column table:default-cell-style-name="ACE-0x7faaef62d318" table:style-name="ACOL-10"/>
        <table:table-column table:default-cell-style-name="ACE-0x7faaef62d318" table:style-name="ACOL-11"/>
        <table:table-column table:default-cell-style-name="ACE-0x7faaef602578" table:style-name="ACOL-12"/>
        <table:table-column table:default-cell-style-name="ACE-0x7faaef62d318" table:style-name="ACOL-1"/>
        <table:table-column table:default-cell-style-name="ACE-0x7faaef602578" table:style-name="ACOL-13"/>
        <table:table-column table:default-cell-style-name="ACE-0x7faaef62d318" table:style-name="ACOL-0" table:number-columns-repeated="116"/>
        <table:table-row table:style-name="AROW-2">
          <table:table-cell table:style-name="ACE-0x7faaef6026a0" office:value-type="string">
            <text:p>User Name</text:p>
          </table:table-cell>
          <table:table-cell table:style-name="ACE-0x7faaef6027c8" office:value-type="string">
            <text:p>Password</text:p>
          </table:table-cell>
          <table:table-cell table:style-name="ACE-0x7faaef6028f0" office:value-type="string">
            <text:p>MandatoryAlert</text:p>
          </table:table-cell>
          <table:table-cell table:style-name="ACE-0x7faaef602a18" office:value-type="string">
            <text:p>Product-ID</text:p>
          </table:table-cell>
          <table:table-cell table:style-name="ACE-0x7faaef6026a0" office:value-type="string">
            <text:p>Flow</text:p>
          </table:table-cell>
          <table:table-cell table:style-name="ACE-0x7faaef6026a0" office:value-type="string">
            <text:p>BrandTextFieldName</text:p>
          </table:table-cell>
          <table:table-cell table:style-name="ACE-0x7faaef6026a0" office:value-type="string">
            <text:p>AlertField</text:p>
          </table:table-cell>
          <table:table-cell table:style-name="ACE-0x7faaef6028f0" office:value-type="string">
            <text:p>BrandName</text:p>
          </table:table-cell>
          <table:table-cell table:style-name="ACE-0x7faaef6028f0" office:value-type="string">
            <text:p>ErrorMessage</text:p>
          </table:table-cell>
          <table:table-cell table:style-name="ACE-0x7faaef6027c8" office:value-type="string">
            <text:p>ImagePath</text:p>
          </table:table-cell>
          <table:table-cell table:style-name="ACE-0x7faaef6026a0" office:value-type="string">
            <text:p>Desc</text:p>
          </table:table-cell>
          <table:table-cell table:style-name="ACE-0x7faaef602a18" office:value-type="string">
            <text:p>BrandPriority</text:p>
          </table:table-cell>
          <table:table-cell table:style-name="ACE-0x7faaef6028f0"/>
          <table:table-cell table:number-columns-repeated="115" table:style-name="ACE-0x7faaef62d318"/>
        </table:table-row>
        <table:table-row table:style-name="AROW-2">
          <table:table-cell table:style-name="ACE-0x7faaef602b40" office:value-type="string">
            <text:p>testshopclue@sc.com</text:p>
          </table:table-cell>
          <table:table-cell table:style-name="ACE-0x7faaef602c68" office:value-type="string">
            <text:p>123456</text:p>
          </table:table-cell>
          <table:table-cell table:style-name="ACE-0x7faaef62d318" office:value-type="string">
            <text:p>The _enter_product_id field is mandatory.</text:p>
          </table:table-cell>
          <table:table-cell table:style-name="ACE-0x7faaef602578" office:value-type="float" office:value="78376366">
            <text:p>78376366</text:p>
          </table:table-cell>
          <table:table-cell table:style-name="ACE-0x7faaef62d318" office:value-type="string">
            <text:p>Catalog|ShopClues Factory Outlet|Manage Outlet Brand</text:p>
          </table:table-cell>
          <table:table-cell table:style-name="ACE-0x7faaef62d318" office:value-type="string">
            <text:p>Brand Name|Upload Brand Logo|Brand Logo|Small Description|Brand Priority</text:p>
          </table:table-cell>
          <table:table-cell table:style-name="ACE-0x7faaef62d318" office:value-type="string">
            <text:p>The Brand Name field is mandatory.|The Upload Brand Logo field is mandatory.|The Brand Logo field is mandatory.|The Small Description field is mandatory.|The Brand Priority field is mandatory.</text:p>
          </table:table-cell>
          <table:table-cell table:style-name="ACE-0x7faaef62d318" office:value-type="string">
            <text:p>testedg</text:p>
          </table:table-cell>
          <table:table-cell table:style-name="ACE-0x7faaef62d318" office:value-type="string">
            <text:p>Already Exists|Available</text:p>
          </table:table-cell>
          <table:table-cell table:style-name="ACE-0x7faaef602578" office:value-type="string">
            <text:p>/home/shopclues/Desktop/images.jpeg</text:p>
          </table:table-cell>
          <table:table-cell table:style-name="ACE-0x7faaef62d318" office:value-type="string">
            <text:p>This is the very good and effective product </text:p>
          </table:table-cell>
          <table:table-cell table:style-name="ACE-0x7faaef602578" office:value-type="string">
            <text:p>56852</text:p>
          </table:table-cell>
          <table:table-cell table:number-columns-repeated="116" table:style-name="ACE-0x7faaef62d31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11" gnm:cursor-row="1">
          <gnm:selection gnm:start-col="11" gnm:start-row="1" gnm:end-col="11" gnm:end-row="1"/>
        </gnm:selections>
      </table:table>
      <table:table table:name="AQA5_TestData" table:style-name="ta-0x7faaef6229e0" table:print="false">
        <office:forms form:automatic-focus="false" form:apply-design-mode="false">
          <form:form/>
        </office:forms>
        <table:table-column table:default-cell-style-name="ACE-0x7faaef62d440" table:style-name="ACOL-3"/>
        <table:table-column table:default-cell-style-name="ACE-0x7faaef602d90" table:style-name="ACOL-4"/>
        <table:table-column table:default-cell-style-name="ACE-0x7faaef62d440" table:style-name="ACOL-5"/>
        <table:table-column table:default-cell-style-name="ACE-0x7faaef602d90" table:style-name="ACOL-6"/>
        <table:table-column table:default-cell-style-name="ACE-0x7faaef62d440" table:style-name="ACOL-7"/>
        <table:table-column table:default-cell-style-name="ACE-0x7faaef62d440" table:style-name="ACOL-8"/>
        <table:table-column table:default-cell-style-name="ACE-0x7faaef62d440" table:style-name="ACOL-9"/>
        <table:table-column table:default-cell-style-name="ACE-0x7faaef62d440" table:style-name="ACOL-10"/>
        <table:table-column table:default-cell-style-name="ACE-0x7faaef62d440" table:style-name="ACOL-11"/>
        <table:table-column table:default-cell-style-name="ACE-0x7faaef602d90" table:style-name="ACOL-12"/>
        <table:table-column table:default-cell-style-name="ACE-0x7faaef62d440" table:style-name="ACOL-1"/>
        <table:table-column table:default-cell-style-name="ACE-0x7faaef602d90" table:style-name="ACOL-13"/>
        <table:table-column table:default-cell-style-name="ACE-0x7faaef62d440" table:style-name="ACOL-14"/>
        <table:table-column table:default-cell-style-name="ACE-0x7faaef62d440" table:style-name="ACOL-0" table:number-columns-repeated="115"/>
        <table:table-row table:style-name="AROW-2">
          <table:table-cell table:style-name="ACE-0x7faaef602eb8" office:value-type="string">
            <text:p>User Name</text:p>
          </table:table-cell>
          <table:table-cell table:style-name="ACE-0x7faaef602fe0" office:value-type="string">
            <text:p>Password</text:p>
          </table:table-cell>
          <table:table-cell table:style-name="ACE-0x7faaef603108" office:value-type="string">
            <text:p>MandatoryAlert</text:p>
          </table:table-cell>
          <table:table-cell table:style-name="ACE-0x7faaef603230" office:value-type="string">
            <text:p>Product-ID</text:p>
          </table:table-cell>
          <table:table-cell table:style-name="ACE-0x7faaef602eb8" office:value-type="string">
            <text:p>Flow</text:p>
          </table:table-cell>
          <table:table-cell table:style-name="ACE-0x7faaef602eb8" office:value-type="string">
            <text:p>BrandTextFieldName</text:p>
          </table:table-cell>
          <table:table-cell table:style-name="ACE-0x7faaef602eb8" office:value-type="string">
            <text:p>AlertField</text:p>
          </table:table-cell>
          <table:table-cell table:style-name="ACE-0x7faaef603108" office:value-type="string">
            <text:p>BrandName</text:p>
          </table:table-cell>
          <table:table-cell table:style-name="ACE-0x7faaef603108" office:value-type="string">
            <text:p>ErrorMessage</text:p>
          </table:table-cell>
          <table:table-cell table:style-name="ACE-0x7faaef602fe0" office:value-type="string">
            <text:p>ImagePath</text:p>
          </table:table-cell>
          <table:table-cell table:style-name="ACE-0x7faaef602eb8" office:value-type="string">
            <text:p>Desc</text:p>
          </table:table-cell>
          <table:table-cell table:style-name="ACE-0x7faaef603230" office:value-type="string">
            <text:p>BrandPriority</text:p>
          </table:table-cell>
          <table:table-cell table:style-name="ACE-0x7faaef603108" office:value-type="string">
            <text:p>MessageAlert</text:p>
          </table:table-cell>
          <table:table-cell table:number-columns-repeated="115" table:style-name="ACE-0x7faaef62d440"/>
        </table:table-row>
        <table:table-row table:style-name="AROW-2">
          <table:table-cell table:style-name="ACE-0x7faaef603358" office:value-type="string">
            <text:p>testshopclue@sc.com</text:p>
          </table:table-cell>
          <table:table-cell table:style-name="ACE-0x7faaef603480" office:value-type="string">
            <text:p>123456</text:p>
          </table:table-cell>
          <table:table-cell table:style-name="ACE-0x7faaef62d440" office:value-type="string">
            <text:p>The _enter_product_id field is mandatory.</text:p>
          </table:table-cell>
          <table:table-cell table:style-name="ACE-0x7faaef602d90" office:value-type="float" office:value="78376366">
            <text:p>78376366</text:p>
          </table:table-cell>
          <table:table-cell table:style-name="ACE-0x7faaef62d440" office:value-type="string">
            <text:p>Catalog|ShopClues Factory Outlet|Manage Outlet Brand</text:p>
          </table:table-cell>
          <table:table-cell table:style-name="ACE-0x7faaef62d440" office:value-type="string">
            <text:p>Brand Name|Upload Brand Logo|Brand Logo|Small Description|Brand Priority</text:p>
          </table:table-cell>
          <table:table-cell table:style-name="ACE-0x7faaef62d440" office:value-type="string">
            <text:p>The Brand Name field is mandatory.|The Upload Brand Logo field is mandatory.|The Brand Logo field is mandatory.|The Small Description field is mandatory.|The Brand Priority field is mandatory.</text:p>
          </table:table-cell>
          <table:table-cell table:style-name="ACE-0x7faaef62d440" office:value-type="string">
            <text:p>testedg</text:p>
          </table:table-cell>
          <table:table-cell table:style-name="ACE-0x7faaef62d440" office:value-type="string">
            <text:p>Already Exists|Available</text:p>
          </table:table-cell>
          <table:table-cell table:style-name="ACE-0x7faaef602d90" office:value-type="string">
            <text:p>/home/shopclues/Desktop/images.jpeg</text:p>
          </table:table-cell>
          <table:table-cell table:style-name="ACE-0x7faaef62d440" office:value-type="string">
            <text:p>This is the very good and effective product </text:p>
          </table:table-cell>
          <table:table-cell table:style-name="ACE-0x7faaef602d90" office:value-type="string">
            <text:p>20095</text:p>
          </table:table-cell>
          <table:table-cell table:style-name="ACE-0x7faaef62d440" office:value-type="string">
            <text:p>The new brand was created successfully.</text:p>
          </table:table-cell>
          <table:table-cell table:number-columns-repeated="115" table:style-name="ACE-0x7faaef62d440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10" gnm:cursor-row="15">
          <gnm:selection gnm:start-col="10" gnm:start-row="15" gnm:end-col="10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aaef562a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aef63e8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aef6445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aef5e62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aef61c4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aaef626c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aaef622030" style:display-name="TestCase" style:page-layout-name="pl-0x7faaef562a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aef622220" style:display-name="AQA2_TestData" style:page-layout-name="pl-0x7faaef63e8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aef622410" style:display-name="AQA1_TestData" style:page-layout-name="pl-0x7faaef6445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aef622600" style:display-name="AQA3_TestData" style:page-layout-name="pl-0x7faaef5e62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aef6227f0" style:display-name="AQA4_TestData" style:page-layout-name="pl-0x7faaef61c4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aaef6229e0" style:display-name="AQA5_TestData" style:page-layout-name="pl-0x7faaef626c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30T10:24:58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